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cript started on 2019-03-13 12:15:28+0530</text:p>
      <text:p text:style-name="Preformatted_20_Text">#]0;praveen@praveen-Lenovo-ideapad-520-15IKB: ~/Opearting systems/14. File Allocation Techniques##[01;32mpraveen@praveen-Lenovo-ideapad-520-15IKB#[00m:#[01;34m~/Opearting systems/14. File Allocation Techniques#[00m$ cat Indexed.c</text:p>
      <text:p text:style-name="Preformatted_20_Text">#include&lt;stdio.h&gt;</text:p>
      <text:p text:style-name="Preformatted_20_Text">#include&lt;stdlib.h&gt;</text:p>
      <text:p text:style-name="Preformatted_20_Text">typedef struct file {</text:p>
      <text:p text:style-name="Preformatted_20_Text"><text:s text:c="4"/>char n[10];</text:p>
      <text:p text:style-name="Preformatted_20_Text"><text:s text:c="4"/>int s, b;</text:p>
      <text:p text:style-name="Preformatted_20_Text"><text:s text:c="4"/>int i;</text:p>
      <text:p text:style-name="Preformatted_20_Text">}File;</text:p>
      <text:p text:style-name="Preformatted_20_Text">typedef struct indexblock {</text:p>
      <text:p text:style-name="Preformatted_20_Text"><text:s text:c="4"/>int blockid;</text:p>
      <text:p text:style-name="Preformatted_20_Text"><text:s text:c="4"/>int blocks[100];</text:p>
      <text:p text:style-name="Preformatted_20_Text">} IndexBlock;</text:p>
      <text:p text:style-name="Preformatted_20_Text">IndexBlock index1[100];</text:p>
      <text:p text:style-name="Preformatted_20_Text">File files[100];</text:p>
      <text:p text:style-name="Preformatted_20_Text">int freeb[100], mem, bsize, n, nf, c, r, f;</text:p>
      <text:p text:style-name="Preformatted_20_Text">void print(int i)</text:p>
      <text:p text:style-name="Preformatted_20_Text">{</text:p>
      <text:p text:style-name="Preformatted_20_Text"><text:s text:c="4"/>printf("Index block no.: %d\nBlock table:\n", index1[i].blockid);</text:p>
      <text:p text:style-name="Preformatted_20_Text"><text:s text:c="4"/>for(int j = 0; j &lt; files[i].b; j++) {</text:p>
      <text:p text:style-name="Preformatted_20_Text"><text:s text:c="8"/>printf("%d ", index1[i].blocks[j]);</text:p>
      <text:p text:style-name="Preformatted_20_Text"><text:s text:c="4"/>}</text:p>
      <text:p text:style-name="Preformatted_20_Text">}</text:p>
      <text:p text:style-name="Preformatted_20_Text">int main()</text:p>
      <text:p text:style-name="Preformatted_20_Text">{</text:p>
      <text:p text:style-name="Preformatted_20_Text"><text:s text:c="4"/>printf("Enter size of memory in KB: ");</text:p>
      <text:p text:style-name="Preformatted_20_Text"><text:s text:c="4"/>scanf("%d", &amp;mem);</text:p>
      <text:p text:style-name="Preformatted_20_Text"><text:s text:c="4"/>printf("Enter size of block in KB: ");</text:p>
      <text:p text:style-name="Preformatted_20_Text"><text:s text:c="4"/>scanf("%d", &amp;bsize);</text:p>
      <text:p text:style-name="Preformatted_20_Text"><text:s text:c="4"/>printf("No. of blocks = %d\n", mem/bsize);</text:p>
      <text:p text:style-name="Preformatted_20_Text"><text:s text:c="4"/>n = mem/bsize;</text:p>
      <text:p text:style-name="Preformatted_20_Text"><text:s text:c="4"/>nf = n;</text:p>
      <text:p text:style-name="Preformatted_20_Text"><text:s text:c="4"/>for(int i = 0; i &lt;= n/3; i++) {</text:p>
      <text:p text:style-name="Preformatted_20_Text"><text:s text:c="8"/>r = random()%n;</text:p>
      <text:p text:style-name="Preformatted_20_Text"><text:s text:c="8"/>if(freeb[r] == 1) {</text:p>
      <text:p text:style-name="Preformatted_20_Text"><text:s text:c="12"/>i--;</text:p>
      <text:p text:style-name="Preformatted_20_Text"><text:s text:c="8"/>}</text:p>
      <text:p text:style-name="Preformatted_20_Text"><text:s text:c="8"/>else {</text:p>
      <text:p text:style-name="Preformatted_20_Text"><text:s text:c="12"/>freeb[r] = 1;</text:p>
      <text:p text:style-name="Preformatted_20_Text"><text:s text:c="12"/>nf--;</text:p>
      <text:p text:style-name="Preformatted_20_Text"><text:s text:c="8"/>}</text:p>
      <text:p text:style-name="Preformatted_20_Text"><text:s text:c="4"/>}</text:p>
      <text:p text:style-name="Preformatted_20_Text"><text:s text:c="4"/>printf("Free blocks:\n");</text:p>
      <text:p text:style-name="Preformatted_20_Text"><text:s text:c="4"/>for(int i = 0; i &lt; n; i++) {</text:p>
      <text:p text:style-name="Preformatted_20_Text"><text:s text:c="8"/>if(freeb[i] == 0) printf("%d ", i);</text:p>
      <text:p text:style-name="Preformatted_20_Text"><text:s text:c="4"/>}</text:p>
      <text:p text:style-name="Preformatted_20_Text"><text:s text:c="4"/>printf("\nEnter no. of files: ");</text:p>
      <text:p text:style-name="Preformatted_20_Text"><text:s text:c="4"/>scanf("%d", &amp;f);</text:p>
      <text:p text:style-name="Preformatted_20_Text"><text:s text:c="4"/>for(int i = 0; i &lt; f; i++) {</text:p>
      <text:p text:style-name="Preformatted_20_Text"><text:s text:c="8"/>printf("Enter name of file %d: ", i+1);</text:p>
      <text:p text:style-name="Preformatted_20_Text"><text:s text:c="8"/>scanf("%s", files[c].n);</text:p>
      <text:p text:style-name="Preformatted_20_Text"><text:s text:c="8"/>printf("Enter size in KB: ");</text:p>
      <text:p text:style-name="Preformatted_20_Text"><text:s text:c="8"/>scanf("%d", &amp;files[c].s);</text:p>
      <text:p text:style-name="Preformatted_20_Text"><text:s text:c="8"/>files[c].b = files[c].s/bsize;</text:p>
      <text:p text:style-name="Preformatted_20_Text"><text:s text:c="8"/>if(files[c].s*1.0/bsize &gt; files[c].b) (files[c].b)++;</text:p>
      <text:p text:style-name="Preformatted_20_Text"><text:s text:c="8"/>if(files[c].b + 1 &gt; nf) {</text:p>
      <text:p text:style-name="Preformatted_20_Text"><text:s text:c="12"/>printf("Can't allocate!\n");</text:p>
      <text:p text:style-name="Preformatted_20_Text"><text:s text:c="12"/>i--;</text:p>
      <text:p text:style-name="Preformatted_20_Text"><text:s text:c="8"/>}</text:p>
      <text:p text:style-name="Preformatted_20_Text"><text:soft-page-break/><text:s text:c="8"/>else {</text:p>
      <text:p text:style-name="Preformatted_20_Text"><text:s text:c="12"/>do {</text:p>
      <text:p text:style-name="Preformatted_20_Text"><text:s text:c="16"/>r = random()%n;</text:p>
      <text:p text:style-name="Preformatted_20_Text"><text:s text:c="12"/>}while(freeb[r] == 1);</text:p>
      <text:p text:style-name="Preformatted_20_Text"><text:s text:c="12"/>index1[c].blockid = r;</text:p>
      <text:p text:style-name="Preformatted_20_Text"><text:s text:c="12"/>files[c].i = r;</text:p>
      <text:p text:style-name="Preformatted_20_Text"><text:s text:c="12"/>freeb[r] = 1;</text:p>
      <text:p text:style-name="Preformatted_20_Text"><text:s text:c="12"/>nf--;</text:p>
      <text:p text:style-name="Preformatted_20_Text"><text:s text:c="12"/>for(int j = 0; j &lt; files[c].b; j++) {</text:p>
      <text:p text:style-name="Preformatted_20_Text"><text:s text:c="16"/>r = random()%n;</text:p>
      <text:p text:style-name="Preformatted_20_Text"><text:s text:c="16"/>if(freeb[r] == 0) {</text:p>
      <text:p text:style-name="Preformatted_20_Text"><text:s text:c="20"/>freeb[r] = 1;</text:p>
      <text:p text:style-name="Preformatted_20_Text"><text:s text:c="20"/>nf--;</text:p>
      <text:p text:style-name="Preformatted_20_Text"><text:s text:c="20"/>index1[c].blocks[j] = r;</text:p>
      <text:p text:style-name="Preformatted_20_Text"><text:s text:c="16"/>}</text:p>
      <text:p text:style-name="Preformatted_20_Text"><text:s text:c="16"/>else j--;</text:p>
      <text:p text:style-name="Preformatted_20_Text"><text:s text:c="12"/>}</text:p>
      <text:p text:style-name="Preformatted_20_Text"><text:s text:c="12"/>c++;</text:p>
      <text:p text:style-name="Preformatted_20_Text"><text:s text:c="8"/>}</text:p>
      <text:p text:style-name="Preformatted_20_Text"><text:s text:c="8"/>if(nf == 0) {</text:p>
      <text:p text:style-name="Preformatted_20_Text"><text:s text:c="12"/>printf("Memory over!\n");</text:p>
      <text:p text:style-name="Preformatted_20_Text"><text:s text:c="12"/>f = c;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<text:s text:c="4"/>printf("\nFile Allocation:\n");</text:p>
      <text:p text:style-name="Preformatted_20_Text"><text:s text:c="4"/>for(int i = 0; i &lt; f; i++) {</text:p>
      <text:p text:style-name="Preformatted_20_Text"><text:s text:c="8"/>printf("File %s:\n",files[i].n);</text:p>
      <text:p text:style-name="Preformatted_20_Text"><text:s text:c="8"/>print(i);</text:p>
      <text:p text:style-name="Preformatted_20_Text"><text:s text:c="8"/>printf("\n");</text:p>
      <text:p text:style-name="Preformatted_20_Text"><text:s text:c="4"/>}</text:p>
      <text:p text:style-name="Preformatted_20_Text"><text:s text:c="4"/>return 0;</text:p>
      <text:p text:style-name="Preformatted_20_Text">}</text:p>
      <text:p text:style-name="Preformatted_20_Text">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gcc Indexed.c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./a.out</text:p>
      <text:p text:style-name="Preformatted_20_Text">Enter size of memory in KB: 200</text:p>
      <text:p text:style-name="Preformatted_20_Text">Enter size of block in KB: 4</text:p>
      <text:p text:style-name="Preformatted_20_Text">No. of blocks = 50</text:p>
      <text:p text:style-name="Preformatted_20_Text">Free blocks:</text:p>
      <text:p text:style-name="Preformatted_20_Text">0 1 2 3 4 5 6 7 8 10 14 16 17 19 20 23 24 25 28 29 30 31 32 34 37 38 39 41 44 45 46 47 48 </text:p>
      <text:p text:style-name="Preformatted_20_Text">Enter no. of files: 5</text:p>
      <text:p text:style-name="Preformatted_20_Text">Enter name of file 1: file1.txt</text:p>
      <text:p text:style-name="Preformatted_20_Text">Enter size in KB: 7</text:p>
      <text:p text:style-name="Preformatted_20_Text">Enter name of file 2: file2.txt</text:p>
      <text:p text:style-name="Preformatted_20_Text">Enter size in KB: 24</text:p>
      <text:p text:style-name="Preformatted_20_Text">Enter name of file 3: file3.txt</text:p>
      <text:p text:style-name="Preformatted_20_Text">Enter size in KB: 50</text:p>
      <text:p text:style-name="Preformatted_20_Text">Enter name of file 4: file4.txt</text:p>
      <text:p text:style-name="Preformatted_20_Text">Enter size in KB: 2</text:p>
      <text:p text:style-name="Preformatted_20_Text">Enter name of file 5: file5.txt</text:p>
      <text:p text:style-name="Preformatted_20_Text">Enter size in KB: 30</text:p>
      <text:p text:style-name="Preformatted_20_Text">Can't allocate!</text:p>
      <text:p text:style-name="Preformatted_20_Text">Enter name of file 5: file5,# #.txt</text:p>
      <text:p text:style-name="Preformatted_20_Text">Enter size in KB: 10</text:p>
      <text:p text:style-name="Preformatted_20_Text"><text:soft-page-break/></text:p>
      <text:p text:style-name="Preformatted_20_Text">File Allocation:</text:p>
      <text:p text:style-name="Preformatted_20_Text">File file1.txt:</text:p>
      <text:p text:style-name="Preformatted_20_Text">Index block no.: 17</text:p>
      <text:p text:style-name="Preformatted_20_Text">Block table:</text:p>
      <text:p text:style-name="Preformatted_20_Text">29 32 </text:p>
      <text:p text:style-name="Preformatted_20_Text">File file2.txt:</text:p>
      <text:p text:style-name="Preformatted_20_Text">Index block no.: 30</text:p>
      <text:p text:style-name="Preformatted_20_Text">Block table:</text:p>
      <text:p text:style-name="Preformatted_20_Text">23 2 8 19 6 34 </text:p>
      <text:p text:style-name="Preformatted_20_Text">File file3.txt:</text:p>
      <text:p text:style-name="Preformatted_20_Text">Index block no.: 37</text:p>
      <text:p text:style-name="Preformatted_20_Text">Block table:</text:p>
      <text:p text:style-name="Preformatted_20_Text">48 24 20 41 46 31 5 25 7 45 14 0 28 </text:p>
      <text:p text:style-name="Preformatted_20_Text">File file4.txt:</text:p>
      <text:p text:style-name="Preformatted_20_Text">Index block no.: 38</text:p>
      <text:p text:style-name="Preformatted_20_Text">Block table:</text:p>
      <text:p text:style-name="Preformatted_20_Text">3 </text:p>
      <text:p text:style-name="Preformatted_20_Text">File file5.txt:</text:p>
      <text:p text:style-name="Preformatted_20_Text">Index block no.: 1</text:p>
      <text:p text:style-name="Preformatted_20_Text">Block table:</text:p>
      <text:p text:style-name="Preformatted_20_Text">4 10 39 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cat C##[Kcontiguous.c</text:p>
      <text:p text:style-name="Preformatted_20_Text">#include&lt;stdio.h&gt;</text:p>
      <text:p text:style-name="Preformatted_20_Text">#include&lt;stdlib.h&gt;</text:p>
      <text:p text:style-name="Preformatted_20_Text">#include&lt;string.h&gt;</text:p>
      <text:p text:style-name="Preformatted_20_Text">struct memory {</text:p>
      <text:p text:style-name="Preformatted_20_Text"><text:s text:c="2"/>int block;</text:p>
      <text:p text:style-name="Preformatted_20_Text"><text:s text:c="2"/>int isfree;</text:p>
      <text:p text:style-name="Preformatted_20_Text"><text:s text:c="2"/>char f[50];</text:p>
      <text:p text:style-name="Preformatted_20_Text">};</text:p>
      <text:p text:style-name="Preformatted_20_Text">typedef struct memory memory;</text:p>
      <text:p text:style-name="Preformatted_20_Text">memory disc[100];</text:p>
      <text:p text:style-name="Preformatted_20_Text">int blocksize=4;</text:p>
      <text:p text:style-name="Preformatted_20_Text">void initialise()</text:p>
      <text:p text:style-name="Preformatted_20_Text">{</text:p>
      <text:p text:style-name="Preformatted_20_Text"><text:s text:c="2"/>for(int i=0;i&lt;100;i++)</text:p>
      <text:p text:style-name="Preformatted_20_Text"><text:s text:c="4"/>{</text:p>
      <text:p text:style-name="Preformatted_20_Text"><text:s text:c="6"/>disc[i].block=i;</text:p>
      <text:p text:style-name="Preformatted_20_Text"><text:s text:c="6"/>disc[i].isfree=1;</text:p>
      <text:p text:style-name="Preformatted_20_Text"><text:s text:c="6"/>strcpy(disc[i].f,"---"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struct element{</text:p>
      <text:p text:style-name="Preformatted_20_Text"><text:s text:c="2"/>int block;</text:p>
      <text:p text:style-name="Preformatted_20_Text"><text:s text:c="2"/>int size;</text:p>
      <text:p text:style-name="Preformatted_20_Text"><text:s text:c="2"/>char f[50];</text:p>
      <text:p text:style-name="Preformatted_20_Text"><text:s text:c="2"/>struct element *next;</text:p>
      <text:p text:style-name="Preformatted_20_Text">};</text:p>
      <text:p text:style-name="Preformatted_20_Text">typedef struct element element;</text:p>
      <text:p text:style-name="Preformatted_20_Text">element *table=NULL;</text:p>
      <text:p text:style-name="Preformatted_20_Text">void insertfile(char f[],int size,int block)</text:p>
      <text:p text:style-name="Preformatted_20_Text">{</text:p>
      <text:p text:style-name="Preformatted_20_Text"><text:s text:c="2"/>element *newnode = (element*)malloc(sizeof(element));</text:p>
      <text:p text:style-name="Preformatted_20_Text"><text:s text:c="2"/>newnode-&gt;next=NULL;</text:p>
      <text:p text:style-name="Preformatted_20_Text"><text:s text:c="2"/>newnode-&gt;block = block;</text:p>
      <text:p text:style-name="Preformatted_20_Text"><text:s text:c="2"/>newnode-&gt;size = size;</text:p>
      <text:p text:style-name="Preformatted_20_Text"><text:s text:c="2"/>strcpy(newnode-&gt;f,f);</text:p>
      <text:p text:style-name="Preformatted_20_Text"><text:soft-page-break/><text:s text:c="2"/>if (table == NULL)</text:p>
      <text:p text:style-name="Preformatted_20_Text"><text:s text:c="4"/>table = newnode;</text:p>
      <text:p text:style-name="Preformatted_20_Text"><text:s text:c="2"/>else</text:p>
      <text:p text:style-name="Preformatted_20_Text"><text:s text:c="4"/>{</text:p>
      <text:p text:style-name="Preformatted_20_Text"><text:s text:c="6"/>newnode-&gt;next = table;</text:p>
      <text:p text:style-name="Preformatted_20_Text"><text:s text:c="6"/>table = newnode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display()</text:p>
      <text:p text:style-name="Preformatted_20_Text">{</text:p>
      <text:p text:style-name="Preformatted_20_Text"><text:s text:c="2"/>element *temp = table;</text:p>
      <text:p text:style-name="Preformatted_20_Text"><text:s text:c="2"/>printf("FILE\tBLOCK\tSIZE\n");</text:p>
      <text:p text:style-name="Preformatted_20_Text"><text:s text:c="2"/>while(temp!=NULL)</text:p>
      <text:p text:style-name="Preformatted_20_Text"><text:s text:c="4"/>{</text:p>
      <text:p text:style-name="Preformatted_20_Text"><text:s text:c="6"/>printf("%s\t%d\t%d\n",temp-&gt;f,temp-&gt;block,temp-&gt;size);</text:p>
      <text:p text:style-name="Preformatted_20_Text"><text:s text:c="6"/>temp=temp-&gt;next;</text:p>
      <text:p text:style-name="Preformatted_20_Text"><text:s text:c="4"/>}</text:p>
      <text:p text:style-name="Preformatted_20_Text">}</text:p>
      <text:p text:style-name="Preformatted_20_Text">int checkfree(int size)</text:p>
      <text:p text:style-name="Preformatted_20_Text">{</text:p>
      <text:p text:style-name="Preformatted_20_Text"><text:s text:c="2"/>int ind=-1;</text:p>
      <text:p text:style-name="Preformatted_20_Text"><text:s text:c="2"/>int reqblocks=size/blocksize;</text:p>
      <text:p text:style-name="Preformatted_20_Text"><text:s text:c="2"/>if(size/(float)blocksize-reqblocks &gt; 0)</text:p>
      <text:p text:style-name="Preformatted_20_Text"><text:s text:c="4"/>reqblocks++;</text:p>
      <text:p text:style-name="Preformatted_20_Text"><text:s text:c="2"/>for(int i=0;i&lt;100;)</text:p>
      <text:p text:style-name="Preformatted_20_Text"><text:s text:c="4"/>{</text:p>
      <text:p text:style-name="Preformatted_20_Text"><text:s text:c="6"/>if(disc[i].isfree==1)</text:p>
      <text:p text:style-name="Preformatted_20_Text"><text:tab/>{</text:p>
      <text:p text:style-name="Preformatted_20_Text"><text:tab/> <text:s/>int flag=0;</text:p>
      <text:p text:style-name="Preformatted_20_Text"><text:tab/> <text:s/>int j=i;</text:p>
      <text:p text:style-name="Preformatted_20_Text"><text:tab/> <text:s/>while(disc[j].isfree==1)</text:p>
      <text:p text:style-name="Preformatted_20_Text"><text:tab/> <text:s text:c="3"/>{</text:p>
      <text:p text:style-name="Preformatted_20_Text"><text:tab/> <text:s text:c="5"/>if(j-i+1==reqblocks)</text:p>
      <text:p text:style-name="Preformatted_20_Text"><text:tab/><text:tab/>{</text:p>
      <text:p text:style-name="Preformatted_20_Text"><text:tab/><text:tab/> <text:s/>return i;</text:p>
      <text:p text:style-name="Preformatted_20_Text"><text:tab/><text:tab/>}</text:p>
      <text:p text:style-name="Preformatted_20_Text"><text:tab/> <text:s text:c="5"/>j++;</text:p>
      <text:p text:style-name="Preformatted_20_Text"><text:tab/> <text:s text:c="3"/>}</text:p>
      <text:p text:style-name="Preformatted_20_Text"><text:tab/> <text:s/>i+=(j+1);</text:p>
      <text:p text:style-name="Preformatted_20_Text"><text:tab/>}</text:p>
      <text:p text:style-name="Preformatted_20_Text"><text:s text:c="6"/>else</text:p>
      <text:p text:style-name="Preformatted_20_Text"><text:tab/>i++;</text:p>
      <text:p text:style-name="Preformatted_20_Text"><text:s text:c="4"/>}</text:p>
      <text:p text:style-name="Preformatted_20_Text"><text:s text:c="2"/>return ind;</text:p>
      <text:p text:style-name="Preformatted_20_Text">}</text:p>
      <text:p text:style-name="Preformatted_20_Text"></text:p>
      <text:p text:style-name="Preformatted_20_Text">int check(int ind,int size)</text:p>
      <text:p text:style-name="Preformatted_20_Text">{</text:p>
      <text:p text:style-name="Preformatted_20_Text"><text:s text:c="2"/>if(disc[ind].isfree)</text:p>
      <text:p text:style-name="Preformatted_20_Text"><text:s text:c="4"/>{</text:p>
      <text:p text:style-name="Preformatted_20_Text"><text:s text:c="6"/>for(int i=ind;i&lt;ind+size;i++)</text:p>
      <text:p text:style-name="Preformatted_20_Text"><text:s text:c="8"/>{</text:p>
      <text:p text:style-name="Preformatted_20_Text"><text:tab/> <text:s/>if(!disc[i].isfree)</text:p>
      <text:p text:style-name="Preformatted_20_Text"><text:tab/> <text:s text:c="3"/>return 0;</text:p>
      <text:p text:style-name="Preformatted_20_Text"><text:tab/>}</text:p>
      <text:p text:style-name="Preformatted_20_Text"><text:s text:c="4"/>}</text:p>
      <text:p text:style-name="Preformatted_20_Text"><text:s text:c="2"/>return 1;</text:p>
      <text:p text:style-name="Preformatted_20_Text">}</text:p>
      <text:p text:style-name="Preformatted_20_Text"></text:p>
      <text:p text:style-name="Preformatted_20_Text">int <text:s/>allocate(int size,char name[])</text:p>
      <text:p text:style-name="Preformatted_20_Text">{</text:p>
      <text:p text:style-name="Preformatted_20_Text"><text:soft-page-break/><text:s text:c="2"/>int flag =0;</text:p>
      <text:p text:style-name="Preformatted_20_Text"><text:s text:c="2"/>if(checkfree(size)&gt;=0)</text:p>
      <text:p text:style-name="Preformatted_20_Text"><text:s text:c="4"/>{</text:p>
      <text:p text:style-name="Preformatted_20_Text"><text:s text:c="6"/></text:p>
      <text:p text:style-name="Preformatted_20_Text"><text:s text:c="6"/>while(1)</text:p>
      <text:p text:style-name="Preformatted_20_Text"><text:tab/>{int possible[100];</text:p>
      <text:p text:style-name="Preformatted_20_Text"><text:tab/> <text:s/>int np=0;</text:p>
      <text:p text:style-name="Preformatted_20_Text"><text:tab/> <text:s/>int ind = rand()%100;</text:p>
      <text:p text:style-name="Preformatted_20_Text"><text:tab/> <text:s/>if(check(ind,size)){</text:p>
      <text:p text:style-name="Preformatted_20_Text"><text:tab/> <text:s text:c="3"/></text:p>
      <text:p text:style-name="Preformatted_20_Text"><text:tab/> <text:s text:c="3"/>flag=1;</text:p>
      <text:p text:style-name="Preformatted_20_Text"><text:tab/> <text:s text:c="3"/>int b= size/blocksize;</text:p>
      <text:p text:style-name="Preformatted_20_Text"><text:tab/> <text:s text:c="3"/>if(size/(float)blocksize-b&gt;0)</text:p>
      <text:p text:style-name="Preformatted_20_Text"><text:tab/> <text:s text:c="5"/>b++;</text:p>
      <text:p text:style-name="Preformatted_20_Text"><text:tab/> <text:s text:c="3"/>for (int i=ind;i&lt;=b+ind;i++)</text:p>
      <text:p text:style-name="Preformatted_20_Text"><text:tab/> <text:s text:c="5"/>{</text:p>
      <text:p text:style-name="Preformatted_20_Text"><text:tab/><text:tab/>disc[i].isfree=0;</text:p>
      <text:p text:style-name="Preformatted_20_Text"><text:tab/><text:tab/>strcpy(disc[i].f,name);</text:p>
      <text:p text:style-name="Preformatted_20_Text"><text:tab/> <text:s text:c="5"/>}</text:p>
      <text:p text:style-name="Preformatted_20_Text"><text:tab/> <text:s text:c="3"/>insertfile(name,b,ind);</text:p>
      <text:p text:style-name="Preformatted_20_Text"><text:tab/> <text:s text:c="3"/>break;</text:p>
      <text:p text:style-name="Preformatted_20_Text"><text:tab/> <text:s/>}</text:p>
      <text:p text:style-name="Preformatted_20_Text"><text:tab/>}</text:p>
      <text:p text:style-name="Preformatted_20_Text"></text:p>
      <text:p text:style-name="Preformatted_20_Text"><text:s text:c="4"/>}</text:p>
      <text:p text:style-name="Preformatted_20_Text"><text:s text:c="2"/>else</text:p>
      <text:p text:style-name="Preformatted_20_Text"><text:s text:c="4"/>printf("Memory not available for the file!!!!!!! \n");</text:p>
      <text:p text:style-name="Preformatted_20_Text"><text:s text:c="2"/></text:p>
      <text:p text:style-name="Preformatted_20_Text"><text:s text:c="2"/>return flag==0?0:1;</text:p>
      <text:p text:style-name="Preformatted_20_Text">}</text:p>
      <text:p text:style-name="Preformatted_20_Text"></text:p>
      <text:p text:style-name="Preformatted_20_Text"></text:p>
      <text:p text:style-name="Preformatted_20_Text"></text:p>
      <text:p text:style-name="Preformatted_20_Text">int main()</text:p>
      <text:p text:style-name="Preformatted_20_Text">{</text:p>
      <text:p text:style-name="Preformatted_20_Text"><text:s text:c="2"/>initialise();</text:p>
      <text:p text:style-name="Preformatted_20_Text"><text:s text:c="2"/>int ch;</text:p>
      <text:p text:style-name="Preformatted_20_Text"><text:s text:c="2"/>char f[50];</text:p>
      <text:p text:style-name="Preformatted_20_Text"><text:s text:c="2"/>int size;</text:p>
      <text:p text:style-name="Preformatted_20_Text"><text:s text:c="2"/>int block;</text:p>
      <text:p text:style-name="Preformatted_20_Text"><text:s text:c="2"/>while(1)</text:p>
      <text:p text:style-name="Preformatted_20_Text"><text:s text:c="4"/>{</text:p>
      <text:p text:style-name="Preformatted_20_Text"><text:s text:c="6"/>printf("1.Allocate\n2.Display\n3.Exit\nEnter your choice: ");</text:p>
      <text:p text:style-name="Preformatted_20_Text"><text:s text:c="6"/>scanf("%d",&amp;ch);</text:p>
      <text:p text:style-name="Preformatted_20_Text"><text:s text:c="6"/>if(ch==1)</text:p>
      <text:p text:style-name="Preformatted_20_Text"><text:tab/>{</text:p>
      <text:p text:style-name="Preformatted_20_Text"><text:tab/> <text:s/>printf("Enter the file name: ");</text:p>
      <text:p text:style-name="Preformatted_20_Text"><text:tab/> <text:s/>scanf("%s",f);</text:p>
      <text:p text:style-name="Preformatted_20_Text"><text:tab/> <text:s/>printf("Enter the size of the file: ");</text:p>
      <text:p text:style-name="Preformatted_20_Text"><text:tab/> <text:s/>scanf("%d",&amp;size);</text:p>
      <text:p text:style-name="Preformatted_20_Text"><text:tab/> <text:s/>allocate(size,f);</text:p>
      <text:p text:style-name="Preformatted_20_Text"><text:tab/> <text:s/></text:p>
      <text:p text:style-name="Preformatted_20_Text"><text:tab/>}</text:p>
      <text:p text:style-name="Preformatted_20_Text"><text:s text:c="6"/>else if(ch==2)</text:p>
      <text:p text:style-name="Preformatted_20_Text"><text:tab/>{</text:p>
      <text:p text:style-name="Preformatted_20_Text"><text:tab/> <text:s/>display();</text:p>
      <text:p text:style-name="Preformatted_20_Text"><text:tab/>}</text:p>
      <text:p text:style-name="Preformatted_20_Text"><text:s text:c="6"/>else</text:p>
      <text:p text:style-name="Preformatted_20_Text"><text:tab/>break;</text:p>
      <text:p text:style-name="Preformatted_20_Text"><text:s text:c="4"/>}</text:p>
      <text:p text:style-name="Preformatted_20_Text">}</text:p>
      <text:p text:style-name="Preformatted_20_Text">#]0;praveen@praveen-Lenovo-ideapad-520-15IKB: ~/Opearting systems/14. File <text:soft-page-break/>Allocation Techniques##[01;32mpraveen@praveen-Lenovo-ideapad-520-15IKB#[00m:#[01;34m~/Opearting systems/14. File Allocation Techniques#[00m$ gcc contiguoi##[K##[Kios##[K##[K##[K##[Kious.c</text:p>
      <text:p text:style-name="Preformatted_20_Text">#[01m#[Kgcc:#[m#[K #[01;31m#[Kerror: #[m#[Kcontigious.c: No such file or directory</text:p>
      <text:p text:style-name="Preformatted_20_Text">#[01m#[Kgcc:#[m#[K #[01;31m#[Kfatal error: #[m#[Kno input files</text:p>
      <text:p text:style-name="Preformatted_20_Text">compilation terminated.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gcc contiguous.c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,.a##[K##[K##[K./a.out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1.txt</text:p>
      <text:p text:style-name="Preformatted_20_Text">Enter the size of the file: 300# #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2.txt</text:p>
      <text:p text:style-name="Preformatted_20_Text">Enter the size of the file: 100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3.txt</text:p>
      <text:p text:style-name="Preformatted_20_Text">Enter the size of the file: 50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4.txt</text:p>
      <text:p text:style-name="Preformatted_20_Text">Enter the size of the file: 100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5.txt</text:p>
      <text:p text:style-name="Preformatted_20_Text">Enter the size of the file: 50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6.txt</text:p>
      <text:p text:style-name="Preformatted_20_Text">Enter the size of the file: 100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7.txt</text:p>
      <text:p text:style-name="Preformatted_20_Text">Enter the size of the file: 150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1</text:p>
      <text:p text:style-name="Preformatted_20_Text">Enter the file name: file8.txt</text:p>
      <text:p text:style-name="Preformatted_20_Text"><text:soft-page-break/>Enter the size of the file: 3000</text:p>
      <text:p text:style-name="Preformatted_20_Text">Memory not available for the file!!!!!!! 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2</text:p>
      <text:p text:style-name="Preformatted_20_Text">FILE<text:tab/>BLOCK<text:tab/>SIZE</text:p>
      <text:p text:style-name="Preformatted_20_Text">file7.txt<text:tab/>36<text:tab/>38</text:p>
      <text:p text:style-name="Preformatted_20_Text">file6.txt<text:tab/>26<text:tab/>25</text:p>
      <text:p text:style-name="Preformatted_20_Text">file5.txt<text:tab/>40<text:tab/>13</text:p>
      <text:p text:style-name="Preformatted_20_Text">file4.txt<text:tab/>26<text:tab/>25</text:p>
      <text:p text:style-name="Preformatted_20_Text">file3.txt<text:tab/>27<text:tab/>13</text:p>
      <text:p text:style-name="Preformatted_20_Text">file2.txt<text:tab/>21<text:tab/>25</text:p>
      <text:p text:style-name="Preformatted_20_Text">file1.txt<text:tab/>15<text:tab/>8</text:p>
      <text:p text:style-name="Preformatted_20_Text">1.Allocate</text:p>
      <text:p text:style-name="Preformatted_20_Text">2.Display</text:p>
      <text:p text:style-name="Preformatted_20_Text">3.Exit</text:p>
      <text:p text:style-name="Preformatted_20_Text">Enter your choice: 3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cat linked.c</text:p>
      <text:p text:style-name="Preformatted_20_Text">cat: linked.c: No such file or directory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cat Linked.c</text:p>
      <text:p text:style-name="Preformatted_20_Text">#include&lt;stdio.h&gt;</text:p>
      <text:p text:style-name="Preformatted_20_Text">#include&lt;stdlib.h&gt;</text:p>
      <text:p text:style-name="Preformatted_20_Text">typedef struct list {</text:p>
      <text:p text:style-name="Preformatted_20_Text"><text:s text:c="4"/>int block;</text:p>
      <text:p text:style-name="Preformatted_20_Text"><text:s text:c="4"/>struct list *next;</text:p>
      <text:p text:style-name="Preformatted_20_Text">}List;</text:p>
      <text:p text:style-name="Preformatted_20_Text">typedef struct file {</text:p>
      <text:p text:style-name="Preformatted_20_Text"><text:s text:c="4"/>char n[10];</text:p>
      <text:p text:style-name="Preformatted_20_Text"><text:s text:c="4"/>int s, b;</text:p>
      <text:p text:style-name="Preformatted_20_Text"><text:s text:c="4"/>List* head;</text:p>
      <text:p text:style-name="Preformatted_20_Text">}File;</text:p>
      <text:p text:style-name="Preformatted_20_Text">File files[100];</text:p>
      <text:p text:style-name="Preformatted_20_Text">int freeb[100], mem, bsize, n, nf, c, r, f;</text:p>
      <text:p text:style-name="Preformatted_20_Text">List* newnode(int n)</text:p>
      <text:p text:style-name="Preformatted_20_Text">{</text:p>
      <text:p text:style-name="Preformatted_20_Text"><text:s text:c="4"/>List* p = (List*)malloc(sizeof(List));</text:p>
      <text:p text:style-name="Preformatted_20_Text"><text:s text:c="4"/>p-&gt;block = n;</text:p>
      <text:p text:style-name="Preformatted_20_Text"><text:s text:c="4"/>p-&gt;next = NULL;</text:p>
      <text:p text:style-name="Preformatted_20_Text"><text:s text:c="4"/>return p;</text:p>
      <text:p text:style-name="Preformatted_20_Text">}</text:p>
      <text:p text:style-name="Preformatted_20_Text">void print(List* head)</text:p>
      <text:p text:style-name="Preformatted_20_Text">{</text:p>
      <text:p text:style-name="Preformatted_20_Text"><text:s text:c="4"/>for(List* t = head; t != NULL; t = t-&gt;next)</text:p>
      <text:p text:style-name="Preformatted_20_Text"><text:s text:c="4"/>{</text:p>
      <text:p text:style-name="Preformatted_20_Text"><text:s text:c="8"/>printf("%d",t-&gt;block);</text:p>
      <text:p text:style-name="Preformatted_20_Text"><text:s text:c="8"/>if(t-&gt;next == NULL) printf("\n");</text:p>
      <text:p text:style-name="Preformatted_20_Text"><text:s text:c="8"/>else printf("-&gt;");</text:p>
      <text:p text:style-name="Preformatted_20_Text"><text:s text:c="4"/>}</text:p>
      <text:p text:style-name="Preformatted_20_Text">}</text:p>
      <text:p text:style-name="Preformatted_20_Text">int main()</text:p>
      <text:p text:style-name="Preformatted_20_Text">{</text:p>
      <text:p text:style-name="Preformatted_20_Text"><text:s text:c="4"/>printf("Enter size of memory in KB: ");</text:p>
      <text:p text:style-name="Preformatted_20_Text"><text:s text:c="4"/>scanf("%d", &amp;mem);</text:p>
      <text:p text:style-name="Preformatted_20_Text"><text:s text:c="4"/>printf("Enter size of block in KB: ");</text:p>
      <text:p text:style-name="Preformatted_20_Text"><text:s text:c="4"/>scanf("%d", &amp;bsize);</text:p>
      <text:p text:style-name="Preformatted_20_Text"><text:soft-page-break/><text:s text:c="4"/>printf("No. of blocks = %d\n", mem/bsize);</text:p>
      <text:p text:style-name="Preformatted_20_Text"><text:s text:c="4"/>n = mem/bsize;</text:p>
      <text:p text:style-name="Preformatted_20_Text"><text:s text:c="4"/>nf = n;</text:p>
      <text:p text:style-name="Preformatted_20_Text"><text:s text:c="4"/>for(int i = 0; i &lt;= n/3; i++) {</text:p>
      <text:p text:style-name="Preformatted_20_Text"><text:s text:c="8"/>r = random()%n;</text:p>
      <text:p text:style-name="Preformatted_20_Text"><text:s text:c="8"/>if(freeb[r] == 1) {</text:p>
      <text:p text:style-name="Preformatted_20_Text"><text:s text:c="12"/>i--;</text:p>
      <text:p text:style-name="Preformatted_20_Text"><text:s text:c="8"/>}</text:p>
      <text:p text:style-name="Preformatted_20_Text"><text:s text:c="8"/>else {</text:p>
      <text:p text:style-name="Preformatted_20_Text"><text:s text:c="12"/>freeb[r] = 1;</text:p>
      <text:p text:style-name="Preformatted_20_Text"><text:s text:c="12"/>nf--;</text:p>
      <text:p text:style-name="Preformatted_20_Text"><text:s text:c="8"/>}</text:p>
      <text:p text:style-name="Preformatted_20_Text"><text:s text:c="4"/>}</text:p>
      <text:p text:style-name="Preformatted_20_Text"><text:s text:c="4"/>printf("Free blocks:\n");</text:p>
      <text:p text:style-name="Preformatted_20_Text"><text:s text:c="4"/>for(int i = 0; i &lt; n; i++) {</text:p>
      <text:p text:style-name="Preformatted_20_Text"><text:s text:c="8"/>if(freeb[i] == 0) printf("%d ", i);</text:p>
      <text:p text:style-name="Preformatted_20_Text"><text:s text:c="4"/>}</text:p>
      <text:p text:style-name="Preformatted_20_Text"><text:s text:c="4"/>printf("\nEnter no. of files: ");</text:p>
      <text:p text:style-name="Preformatted_20_Text"><text:s text:c="4"/>scanf("%d", &amp;f);</text:p>
      <text:p text:style-name="Preformatted_20_Text"><text:s text:c="4"/>for(int i = 0; i &lt; f; i++) {</text:p>
      <text:p text:style-name="Preformatted_20_Text"><text:s text:c="8"/>printf("Enter name of file %d: ", i+1);</text:p>
      <text:p text:style-name="Preformatted_20_Text"><text:s text:c="8"/>scanf("%s", (files[c].n));</text:p>
      <text:p text:style-name="Preformatted_20_Text"><text:s text:c="8"/>printf("Enter size in KB: ");</text:p>
      <text:p text:style-name="Preformatted_20_Text"><text:s text:c="8"/>scanf("%d", &amp;files[c].s);</text:p>
      <text:p text:style-name="Preformatted_20_Text"><text:s text:c="8"/>files[c].b = files[c].s/bsize;</text:p>
      <text:p text:style-name="Preformatted_20_Text"><text:s text:c="8"/>if(files[c].s*1.0/bsize &gt; files[c].b) (files[c].b)++;</text:p>
      <text:p text:style-name="Preformatted_20_Text"><text:s text:c="8"/>if(files[c].b &gt; nf) {</text:p>
      <text:p text:style-name="Preformatted_20_Text"><text:s text:c="12"/>printf("Can't allocate!\n");</text:p>
      <text:p text:style-name="Preformatted_20_Text"><text:s text:c="12"/>i--;</text:p>
      <text:p text:style-name="Preformatted_20_Text"><text:s text:c="8"/>}</text:p>
      <text:p text:style-name="Preformatted_20_Text"><text:s text:c="8"/>else {</text:p>
      <text:p text:style-name="Preformatted_20_Text"><text:s text:c="12"/>List *t, *p;</text:p>
      <text:p text:style-name="Preformatted_20_Text"><text:s text:c="12"/>for(int j = 0; j &lt; files[c].b; j++) {</text:p>
      <text:p text:style-name="Preformatted_20_Text"><text:s text:c="16"/>r = random()%n;</text:p>
      <text:p text:style-name="Preformatted_20_Text"><text:s text:c="16"/>if(freeb[r] == 0) {</text:p>
      <text:p text:style-name="Preformatted_20_Text"><text:s text:c="20"/>freeb[r] = 1;</text:p>
      <text:p text:style-name="Preformatted_20_Text"><text:s text:c="20"/>nf--;</text:p>
      <text:p text:style-name="Preformatted_20_Text"><text:s text:c="20"/>t = newnode(r);</text:p>
      <text:p text:style-name="Preformatted_20_Text"><text:s text:c="20"/>if(j == 0) {</text:p>
      <text:p text:style-name="Preformatted_20_Text"><text:s text:c="24"/>files[c].head = t;</text:p>
      <text:p text:style-name="Preformatted_20_Text"><text:s text:c="24"/>p = files[c].head;</text:p>
      <text:p text:style-name="Preformatted_20_Text"><text:s text:c="20"/>}</text:p>
      <text:p text:style-name="Preformatted_20_Text"><text:s text:c="20"/>else {</text:p>
      <text:p text:style-name="Preformatted_20_Text"><text:s text:c="24"/>p-&gt;next = t;</text:p>
      <text:p text:style-name="Preformatted_20_Text"><text:s text:c="24"/>p = t;</text:p>
      <text:p text:style-name="Preformatted_20_Text"><text:s text:c="20"/>}</text:p>
      <text:p text:style-name="Preformatted_20_Text"><text:s text:c="16"/>}</text:p>
      <text:p text:style-name="Preformatted_20_Text"><text:s text:c="16"/>else j--;</text:p>
      <text:p text:style-name="Preformatted_20_Text"><text:s text:c="12"/>}</text:p>
      <text:p text:style-name="Preformatted_20_Text"><text:s text:c="12"/>c++;</text:p>
      <text:p text:style-name="Preformatted_20_Text"><text:s text:c="8"/>}</text:p>
      <text:p text:style-name="Preformatted_20_Text"><text:s text:c="8"/>if(nf == 0) {</text:p>
      <text:p text:style-name="Preformatted_20_Text"><text:s text:c="12"/>printf("Memory over!\n");</text:p>
      <text:p text:style-name="Preformatted_20_Text"><text:s text:c="12"/>f = c;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<text:s text:c="4"/>printf("\nFile allocation:\n");</text:p>
      <text:p text:style-name="Preformatted_20_Text"><text:s text:c="4"/>for(int i = 0; i &lt; f; i++) {</text:p>
      <text:p text:style-name="Preformatted_20_Text"><text:s text:c="8"/>printf("File %s:\n",files[i].n);</text:p>
      <text:p text:style-name="Preformatted_20_Text"><text:s text:c="8"/>print(files[i].head);</text:p>
      <text:p text:style-name="Preformatted_20_Text"><text:s text:c="8"/>printf("\n");</text:p>
      <text:p text:style-name="Preformatted_20_Text"><text:soft-page-break/><text:s text:c="4"/>}</text:p>
      <text:p text:style-name="Preformatted_20_Text"><text:s text:c="4"/>return 0;</text:p>
      <text:p text:style-name="Preformatted_20_Text">}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gcc onkd##[K##[K##[K##[Kl##[KLinked.c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./a.out</text:p>
      <text:p text:style-name="Preformatted_20_Text">Enter size of memory in KB: 500</text:p>
      <text:p text:style-name="Preformatted_20_Text">Enter size of block in KB: 10</text:p>
      <text:p text:style-name="Preformatted_20_Text">No. of blocks = 50</text:p>
      <text:p text:style-name="Preformatted_20_Text">Free blocks:</text:p>
      <text:p text:style-name="Preformatted_20_Text">0 1 2 3 4 5 6 7 8 10 14 16 17 19 20 23 24 25 28 29 30 31 32 34 37 38 39 41 44 45 46 47 48 </text:p>
      <text:p text:style-name="Preformatted_20_Text">Enter no. of files: 4</text:p>
      <text:p text:style-name="Preformatted_20_Text">Enter name of file 1: fie# #le1.txt</text:p>
      <text:p text:style-name="Preformatted_20_Text">Enter size in KB: 250</text:p>
      <text:p text:style-name="Preformatted_20_Text">Enter name of file 2: file2/# #.txt</text:p>
      <text:p text:style-name="Preformatted_20_Text">Enter size in KB: 100</text:p>
      <text:p text:style-name="Preformatted_20_Text">Can't allocate!</text:p>
      <text:p text:style-name="Preformatted_20_Text">Enter name of file 2: file3.txt</text:p>
      <text:p text:style-name="Preformatted_20_Text">Enter size in KB: 50</text:p>
      <text:p text:style-name="Preformatted_20_Text">Enter name of file 3: fie# ## #ile2.txt</text:p>
      <text:p text:style-name="Preformatted_20_Text">Enter size in KB: 50</text:p>
      <text:p text:style-name="Preformatted_20_Text">Can't allocate!</text:p>
      <text:p text:style-name="Preformatted_20_Text">Enter name of file 3: file2.txt</text:p>
      <text:p text:style-name="Preformatted_20_Text">Enter size in KB: 25</text:p>
      <text:p text:style-name="Preformatted_20_Text">Memory over!</text:p>
      <text:p text:style-name="Preformatted_20_Text"></text:p>
      <text:p text:style-name="Preformatted_20_Text">File allocation:</text:p>
      <text:p text:style-name="Preformatted_20_Text">File file1.txt:</text:p>
      <text:p text:style-name="Preformatted_20_Text">17-&gt;29-&gt;32-&gt;30-&gt;23-&gt;2-&gt;8-&gt;19-&gt;6-&gt;34-&gt;37-&gt;48-&gt;24-&gt;20-&gt;41-&gt;46-&gt;31-&gt;5-&gt;25-&gt;7-&gt;45-&gt;14-&gt;0-&gt;28-&gt;38</text:p>
      <text:p text:style-name="Preformatted_20_Text"></text:p>
      <text:p text:style-name="Preformatted_20_Text">File file3.txt:</text:p>
      <text:p text:style-name="Preformatted_20_Text">3-&gt;1-&gt;4-&gt;10-&gt;39</text:p>
      <text:p text:style-name="Preformatted_20_Text"></text:p>
      <text:p text:style-name="Preformatted_20_Text">File file2.txt:</text:p>
      <text:p text:style-name="Preformatted_20_Text">44-&gt;47-&gt;16</text:p>
      <text:p text:style-name="Preformatted_20_Text"></text:p>
      <text:p text:style-name="Preformatted_20_Text">#]0;praveen@praveen-Lenovo-ideapad-520-15IKB: ~/Opearting systems/14. File Allocation Techniques##[01;32mpraveen@praveen-Lenovo-ideapad-520-15IKB#[00m:#[01;34m~/Opearting systems/14. File Allocation Techniques#[00m$ exit</text:p>
      <text:p text:style-name="Preformatted_20_Text">exit</text:p>
      <text:p text:style-name="Preformatted_20_Text"/>
      <text:p text:style-name="Preformatted_20_Text">Script done on 2019-03-13 12:32:48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2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3:57:00.743339335</dc:date>
    <meta:editing-duration>PT17S</meta:editing-duration>
    <meta:editing-cycles>1</meta:editing-cycles>
    <meta:document-statistic meta:table-count="0" meta:image-count="0" meta:object-count="0" meta:page-count="9" meta:paragraph-count="505" meta:word-count="1515" meta:character-count="12987" meta:non-whitespace-character-count="9657"/>
    <meta:generator>LibreOffice/6.0.7.3$Linux_X86_64 LibreOffice_project/00m0$Build-3</meta:generator>
  </office:meta>
</office:document-meta>
</file>